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5in" svg:y="0.5102in">
            <draw:object draw:notify-on-update-of-ranges="Sheet1.A2:Sheet1.A3 Sheet1.B1:Sheet1.B1 Sheet1.B2:Sheet1.B3 Sheet1.A3:Sheet1.A15 Sheet1.B3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1791in" svg:height="7.1406in" svg:x="4.0217in" svg:y="9.2339in">
            <draw:object draw:notify-on-update-of-ranges="Sheet1.A32:Sheet1.A45 Sheet1.B32:Sheet1.B45 Sheet1.A32:Sheet1.A45 Sheet1.C32:Sheet1.C45 Sheet1.A32:Sheet1.A45 Sheet1.D32:Sheet1.D45 Sheet1.A32:Sheet1.A45 Sheet1.E32:Sheet1.E45 Sheet1.A32:Sheet1.A45 Sheet1.F32:Sheet1.F45 Sheet1.A32:Sheet1.A45 Sheet1.G32:Sheet1.G45 Sheet1.A32:Sheet1.A45 Sheet1.H32:Sheet1.H45 Sheet1.A32:Sheet1.A45 Sheet1.I32:Sheet1.I45 Sheet1.A32:Sheet1.A45 Sheet1.J32:Sheet1.J45 Sheet1.A32:Sheet1.A45 Sheet1.J32:Sheet1.J45 Sheet1.A32:Sheet1.A45 Sheet1.K32:Sheet1.K45 Sheet1.A32:Sheet1.A45 Sheet1.L32:Sheet1.L45 Sheet1.A32:Sheet1.A45 Sheet1.M32:Sheet1.M45 Sheet1.A32:Sheet1.A45 Sheet1.N32:Sheet1.N45 Sheet1.A32:Sheet1.A45 Sheet1.O32:Sheet1.O45 Sheet1.A32:Sheet1.A45 Sheet1.P32:Sheet1.P45 Sheet1.A32:Sheet1.A45 Sheet1.Q32:Sheet1.Q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C$30]/[.$B$30]*[.$B32]" office:value-type="float" office:value="175" calcext:value-type="float">
            <text:p>175</text:p>
          </table:table-cell>
          <table:table-cell table:formula="of:=[.D$30]/[.$B$30]*[.$B32]" office:value-type="float" office:value="150" calcext:value-type="float">
            <text:p>150</text:p>
          </table:table-cell>
          <table:table-cell table:formula="of:=[.E$30]/[.$B$30]*[.$B32]" office:value-type="float" office:value="125" calcext:value-type="float">
            <text:p>125</text:p>
          </table:table-cell>
          <table:table-cell table:formula="of:=[.F$30]/[.$B$30]*[.$B32]" office:value-type="float" office:value="100" calcext:value-type="float">
            <text:p>100</text:p>
          </table:table-cell>
          <table:table-cell table:formula="of:=[.G$30]/[.$B$30]*[.$B32]" office:value-type="float" office:value="75" calcext:value-type="float">
            <text:p>75</text:p>
          </table:table-cell>
          <table:table-cell table:formula="of:=[.H$30]/[.$B$30]*[.$B32]" office:value-type="float" office:value="50" calcext:value-type="float">
            <text:p>50</text:p>
          </table:table-cell>
          <table:table-cell table:formula="of:=[.I$30]/[.$B$30]*[.$B32]" office:value-type="float" office:value="25" calcext:value-type="float">
            <text:p>25</text:p>
          </table:table-cell>
          <table:table-cell table:formula="of:=[.J$30]/[.$B$30]*[.$B32]" office:value-type="float" office:value="-25" calcext:value-type="float">
            <text:p>-25</text:p>
          </table:table-cell>
          <table:table-cell table:formula="of:=[.K$30]/[.$B$30]*[.$B32]" office:value-type="float" office:value="-50" calcext:value-type="float">
            <text:p>-50</text:p>
          </table:table-cell>
          <table:table-cell table:formula="of:=[.L$30]/[.$B$30]*[.$B32]" office:value-type="float" office:value="-75" calcext:value-type="float">
            <text:p>-75</text:p>
          </table:table-cell>
          <table:table-cell table:formula="of:=[.M$30]/[.$B$30]*[.$B32]" office:value-type="float" office:value="-100" calcext:value-type="float">
            <text:p>-100</text:p>
          </table:table-cell>
          <table:table-cell table:formula="of:=[.N$30]/[.$B$30]*[.$B32]" office:value-type="float" office:value="-125" calcext:value-type="float">
            <text:p>-125</text:p>
          </table:table-cell>
          <table:table-cell table:formula="of:=[.O$30]/[.$B$30]*[.$B32]" office:value-type="float" office:value="-150" calcext:value-type="float">
            <text:p>-150</text:p>
          </table:table-cell>
          <table:table-cell table:formula="of:=[.P$30]/[.$B$30]*[.$B32]" office:value-type="float" office:value="-175" calcext:value-type="float">
            <text:p>-175</text:p>
          </table:table-cell>
          <table:table-cell table:formula="of:=[.Q$30]/[.$B$30]*[.$B32]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formula="of:=[.C$30]/[.$B$30]*[.$B33]" office:value-type="float" office:value="175" calcext:value-type="float">
            <text:p>175</text:p>
          </table:table-cell>
          <table:table-cell table:formula="of:=[.D$30]/[.$B$30]*[.$B33]" office:value-type="float" office:value="150" calcext:value-type="float">
            <text:p>150</text:p>
          </table:table-cell>
          <table:table-cell table:formula="of:=[.E$30]/[.$B$30]*[.$B33]" office:value-type="float" office:value="125" calcext:value-type="float">
            <text:p>125</text:p>
          </table:table-cell>
          <table:table-cell table:formula="of:=[.F$30]/[.$B$30]*[.$B33]" office:value-type="float" office:value="100" calcext:value-type="float">
            <text:p>100</text:p>
          </table:table-cell>
          <table:table-cell table:formula="of:=[.G$30]/[.$B$30]*[.$B33]" office:value-type="float" office:value="75" calcext:value-type="float">
            <text:p>75</text:p>
          </table:table-cell>
          <table:table-cell table:formula="of:=[.H$30]/[.$B$30]*[.$B33]" office:value-type="float" office:value="50" calcext:value-type="float">
            <text:p>50</text:p>
          </table:table-cell>
          <table:table-cell table:formula="of:=[.I$30]/[.$B$30]*[.$B33]" office:value-type="float" office:value="25" calcext:value-type="float">
            <text:p>25</text:p>
          </table:table-cell>
          <table:table-cell table:formula="of:=[.J$30]/[.$B$30]*[.$B33]" office:value-type="float" office:value="-25" calcext:value-type="float">
            <text:p>-25</text:p>
          </table:table-cell>
          <table:table-cell table:formula="of:=[.K$30]/[.$B$30]*[.$B33]" office:value-type="float" office:value="-50" calcext:value-type="float">
            <text:p>-50</text:p>
          </table:table-cell>
          <table:table-cell table:formula="of:=[.L$30]/[.$B$30]*[.$B33]" office:value-type="float" office:value="-75" calcext:value-type="float">
            <text:p>-75</text:p>
          </table:table-cell>
          <table:table-cell table:formula="of:=[.M$30]/[.$B$30]*[.$B33]" office:value-type="float" office:value="-100" calcext:value-type="float">
            <text:p>-100</text:p>
          </table:table-cell>
          <table:table-cell table:formula="of:=[.N$30]/[.$B$30]*[.$B33]" office:value-type="float" office:value="-125" calcext:value-type="float">
            <text:p>-125</text:p>
          </table:table-cell>
          <table:table-cell table:formula="of:=[.O$30]/[.$B$30]*[.$B33]" office:value-type="float" office:value="-150" calcext:value-type="float">
            <text:p>-150</text:p>
          </table:table-cell>
          <table:table-cell table:formula="of:=[.P$30]/[.$B$30]*[.$B33]" office:value-type="float" office:value="-175" calcext:value-type="float">
            <text:p>-175</text:p>
          </table:table-cell>
          <table:table-cell table:formula="of:=[.Q$30]/[.$B$30]*[.$B33]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table:formula="of:=[.C$30]/[.$B$30]*[.$B34]" office:value-type="float" office:value="162.75" calcext:value-type="float">
            <text:p>162.75</text:p>
          </table:table-cell>
          <table:table-cell table:formula="of:=[.D$30]/[.$B$30]*[.$B34]" office:value-type="float" office:value="139.5" calcext:value-type="float">
            <text:p>139.5</text:p>
          </table:table-cell>
          <table:table-cell table:formula="of:=[.E$30]/[.$B$30]*[.$B34]" office:value-type="float" office:value="116.25" calcext:value-type="float">
            <text:p>116.25</text:p>
          </table:table-cell>
          <table:table-cell table:formula="of:=[.F$30]/[.$B$30]*[.$B34]" office:value-type="float" office:value="93" calcext:value-type="float">
            <text:p>93</text:p>
          </table:table-cell>
          <table:table-cell table:formula="of:=[.G$30]/[.$B$30]*[.$B34]" office:value-type="float" office:value="69.75" calcext:value-type="float">
            <text:p>69.75</text:p>
          </table:table-cell>
          <table:table-cell table:formula="of:=[.H$30]/[.$B$30]*[.$B34]" office:value-type="float" office:value="46.5" calcext:value-type="float">
            <text:p>46.5</text:p>
          </table:table-cell>
          <table:table-cell table:formula="of:=[.I$30]/[.$B$30]*[.$B34]" office:value-type="float" office:value="23.25" calcext:value-type="float">
            <text:p>23.25</text:p>
          </table:table-cell>
          <table:table-cell table:formula="of:=[.J$30]/[.$B$30]*[.$B34]" office:value-type="float" office:value="-23.25" calcext:value-type="float">
            <text:p>-23.25</text:p>
          </table:table-cell>
          <table:table-cell table:formula="of:=[.K$30]/[.$B$30]*[.$B34]" office:value-type="float" office:value="-46.5" calcext:value-type="float">
            <text:p>-46.5</text:p>
          </table:table-cell>
          <table:table-cell table:formula="of:=[.L$30]/[.$B$30]*[.$B34]" office:value-type="float" office:value="-69.75" calcext:value-type="float">
            <text:p>-69.75</text:p>
          </table:table-cell>
          <table:table-cell table:formula="of:=[.M$30]/[.$B$30]*[.$B34]" office:value-type="float" office:value="-93" calcext:value-type="float">
            <text:p>-93</text:p>
          </table:table-cell>
          <table:table-cell table:formula="of:=[.N$30]/[.$B$30]*[.$B34]" office:value-type="float" office:value="-116.25" calcext:value-type="float">
            <text:p>-116.25</text:p>
          </table:table-cell>
          <table:table-cell table:formula="of:=[.O$30]/[.$B$30]*[.$B34]" office:value-type="float" office:value="-139.5" calcext:value-type="float">
            <text:p>-139.5</text:p>
          </table:table-cell>
          <table:table-cell table:formula="of:=[.P$30]/[.$B$30]*[.$B34]" office:value-type="float" office:value="-162.75" calcext:value-type="float">
            <text:p>-162.75</text:p>
          </table:table-cell>
          <table:table-cell table:formula="of:=[.Q$30]/[.$B$30]*[.$B34]"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formula="of:=[.C$30]/[.$B$30]*[.$B35]" office:value-type="float" office:value="135.625" calcext:value-type="float">
            <text:p>135.625</text:p>
          </table:table-cell>
          <table:table-cell table:formula="of:=[.D$30]/[.$B$30]*[.$B35]" office:value-type="float" office:value="116.25" calcext:value-type="float">
            <text:p>116.25</text:p>
          </table:table-cell>
          <table:table-cell table:formula="of:=[.E$30]/[.$B$30]*[.$B35]" office:value-type="float" office:value="96.875" calcext:value-type="float">
            <text:p>96.875</text:p>
          </table:table-cell>
          <table:table-cell table:formula="of:=[.F$30]/[.$B$30]*[.$B35]" office:value-type="float" office:value="77.5" calcext:value-type="float">
            <text:p>77.5</text:p>
          </table:table-cell>
          <table:table-cell table:formula="of:=[.G$30]/[.$B$30]*[.$B35]" office:value-type="float" office:value="58.125" calcext:value-type="float">
            <text:p>58.125</text:p>
          </table:table-cell>
          <table:table-cell table:formula="of:=[.H$30]/[.$B$30]*[.$B35]" office:value-type="float" office:value="38.75" calcext:value-type="float">
            <text:p>38.75</text:p>
          </table:table-cell>
          <table:table-cell table:formula="of:=[.I$30]/[.$B$30]*[.$B35]" office:value-type="float" office:value="19.375" calcext:value-type="float">
            <text:p>19.375</text:p>
          </table:table-cell>
          <table:table-cell table:formula="of:=[.J$30]/[.$B$30]*[.$B35]" office:value-type="float" office:value="-19.375" calcext:value-type="float">
            <text:p>-19.375</text:p>
          </table:table-cell>
          <table:table-cell table:formula="of:=[.K$30]/[.$B$30]*[.$B35]" office:value-type="float" office:value="-38.75" calcext:value-type="float">
            <text:p>-38.75</text:p>
          </table:table-cell>
          <table:table-cell table:formula="of:=[.L$30]/[.$B$30]*[.$B35]" office:value-type="float" office:value="-58.125" calcext:value-type="float">
            <text:p>-58.125</text:p>
          </table:table-cell>
          <table:table-cell table:formula="of:=[.M$30]/[.$B$30]*[.$B35]" office:value-type="float" office:value="-77.5" calcext:value-type="float">
            <text:p>-77.5</text:p>
          </table:table-cell>
          <table:table-cell table:formula="of:=[.N$30]/[.$B$30]*[.$B35]" office:value-type="float" office:value="-96.875" calcext:value-type="float">
            <text:p>-96.875</text:p>
          </table:table-cell>
          <table:table-cell table:formula="of:=[.O$30]/[.$B$30]*[.$B35]" office:value-type="float" office:value="-116.25" calcext:value-type="float">
            <text:p>-116.25</text:p>
          </table:table-cell>
          <table:table-cell table:formula="of:=[.P$30]/[.$B$30]*[.$B35]" office:value-type="float" office:value="-135.625" calcext:value-type="float">
            <text:p>-135.625</text:p>
          </table:table-cell>
          <table:table-cell table:formula="of:=[.Q$30]/[.$B$30]*[.$B35]"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table:formula="of:=[.C$30]/[.$B$30]*[.$B36]" office:value-type="float" office:value="114.625" calcext:value-type="float">
            <text:p>114.625</text:p>
          </table:table-cell>
          <table:table-cell table:formula="of:=[.D$30]/[.$B$30]*[.$B36]" office:value-type="float" office:value="98.25" calcext:value-type="float">
            <text:p>98.25</text:p>
          </table:table-cell>
          <table:table-cell table:formula="of:=[.E$30]/[.$B$30]*[.$B36]" office:value-type="float" office:value="81.875" calcext:value-type="float">
            <text:p>81.875</text:p>
          </table:table-cell>
          <table:table-cell table:formula="of:=[.F$30]/[.$B$30]*[.$B36]" office:value-type="float" office:value="65.5" calcext:value-type="float">
            <text:p>65.5</text:p>
          </table:table-cell>
          <table:table-cell table:formula="of:=[.G$30]/[.$B$30]*[.$B36]" office:value-type="float" office:value="49.125" calcext:value-type="float">
            <text:p>49.125</text:p>
          </table:table-cell>
          <table:table-cell table:formula="of:=[.H$30]/[.$B$30]*[.$B36]" office:value-type="float" office:value="32.75" calcext:value-type="float">
            <text:p>32.75</text:p>
          </table:table-cell>
          <table:table-cell table:formula="of:=[.I$30]/[.$B$30]*[.$B36]" office:value-type="float" office:value="16.375" calcext:value-type="float">
            <text:p>16.375</text:p>
          </table:table-cell>
          <table:table-cell table:formula="of:=[.J$30]/[.$B$30]*[.$B36]" office:value-type="float" office:value="-16.375" calcext:value-type="float">
            <text:p>-16.375</text:p>
          </table:table-cell>
          <table:table-cell table:formula="of:=[.K$30]/[.$B$30]*[.$B36]" office:value-type="float" office:value="-32.75" calcext:value-type="float">
            <text:p>-32.75</text:p>
          </table:table-cell>
          <table:table-cell table:formula="of:=[.L$30]/[.$B$30]*[.$B36]" office:value-type="float" office:value="-49.125" calcext:value-type="float">
            <text:p>-49.125</text:p>
          </table:table-cell>
          <table:table-cell table:formula="of:=[.M$30]/[.$B$30]*[.$B36]" office:value-type="float" office:value="-65.5" calcext:value-type="float">
            <text:p>-65.5</text:p>
          </table:table-cell>
          <table:table-cell table:formula="of:=[.N$30]/[.$B$30]*[.$B36]" office:value-type="float" office:value="-81.875" calcext:value-type="float">
            <text:p>-81.875</text:p>
          </table:table-cell>
          <table:table-cell table:formula="of:=[.O$30]/[.$B$30]*[.$B36]" office:value-type="float" office:value="-98.25" calcext:value-type="float">
            <text:p>-98.25</text:p>
          </table:table-cell>
          <table:table-cell table:formula="of:=[.P$30]/[.$B$30]*[.$B36]" office:value-type="float" office:value="-114.625" calcext:value-type="float">
            <text:p>-114.625</text:p>
          </table:table-cell>
          <table:table-cell table:formula="of:=[.Q$30]/[.$B$30]*[.$B36]"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formula="of:=[.C$30]/[.$B$30]*[.$B37]" office:value-type="float" office:value="101.5" calcext:value-type="float">
            <text:p>101.5</text:p>
          </table:table-cell>
          <table:table-cell table:formula="of:=[.D$30]/[.$B$30]*[.$B37]" office:value-type="float" office:value="87" calcext:value-type="float">
            <text:p>87</text:p>
          </table:table-cell>
          <table:table-cell table:formula="of:=[.E$30]/[.$B$30]*[.$B37]" office:value-type="float" office:value="72.5" calcext:value-type="float">
            <text:p>72.5</text:p>
          </table:table-cell>
          <table:table-cell table:formula="of:=[.F$30]/[.$B$30]*[.$B37]" office:value-type="float" office:value="58" calcext:value-type="float">
            <text:p>58</text:p>
          </table:table-cell>
          <table:table-cell table:formula="of:=[.G$30]/[.$B$30]*[.$B37]" office:value-type="float" office:value="43.5" calcext:value-type="float">
            <text:p>43.5</text:p>
          </table:table-cell>
          <table:table-cell table:formula="of:=[.H$30]/[.$B$30]*[.$B37]" office:value-type="float" office:value="29" calcext:value-type="float">
            <text:p>29</text:p>
          </table:table-cell>
          <table:table-cell table:formula="of:=[.I$30]/[.$B$30]*[.$B37]" office:value-type="float" office:value="14.5" calcext:value-type="float">
            <text:p>14.5</text:p>
          </table:table-cell>
          <table:table-cell table:formula="of:=[.J$30]/[.$B$30]*[.$B37]" office:value-type="float" office:value="-14.5" calcext:value-type="float">
            <text:p>-14.5</text:p>
          </table:table-cell>
          <table:table-cell table:formula="of:=[.K$30]/[.$B$30]*[.$B37]" office:value-type="float" office:value="-29" calcext:value-type="float">
            <text:p>-29</text:p>
          </table:table-cell>
          <table:table-cell table:formula="of:=[.L$30]/[.$B$30]*[.$B37]" office:value-type="float" office:value="-43.5" calcext:value-type="float">
            <text:p>-43.5</text:p>
          </table:table-cell>
          <table:table-cell table:formula="of:=[.M$30]/[.$B$30]*[.$B37]" office:value-type="float" office:value="-58" calcext:value-type="float">
            <text:p>-58</text:p>
          </table:table-cell>
          <table:table-cell table:formula="of:=[.N$30]/[.$B$30]*[.$B37]" office:value-type="float" office:value="-72.5" calcext:value-type="float">
            <text:p>-72.5</text:p>
          </table:table-cell>
          <table:table-cell table:formula="of:=[.O$30]/[.$B$30]*[.$B37]" office:value-type="float" office:value="-87" calcext:value-type="float">
            <text:p>-87</text:p>
          </table:table-cell>
          <table:table-cell table:formula="of:=[.P$30]/[.$B$30]*[.$B37]" office:value-type="float" office:value="-101.5" calcext:value-type="float">
            <text:p>-101.5</text:p>
          </table:table-cell>
          <table:table-cell table:formula="of:=[.Q$30]/[.$B$30]*[.$B37]"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formula="of:=[.C$30]/[.$B$30]*[.$B38]" office:value-type="float" office:value="90.125" calcext:value-type="float">
            <text:p>90.125</text:p>
          </table:table-cell>
          <table:table-cell table:formula="of:=[.D$30]/[.$B$30]*[.$B38]" office:value-type="float" office:value="77.25" calcext:value-type="float">
            <text:p>77.25</text:p>
          </table:table-cell>
          <table:table-cell table:formula="of:=[.E$30]/[.$B$30]*[.$B38]" office:value-type="float" office:value="64.375" calcext:value-type="float">
            <text:p>64.375</text:p>
          </table:table-cell>
          <table:table-cell table:formula="of:=[.F$30]/[.$B$30]*[.$B38]" office:value-type="float" office:value="51.5" calcext:value-type="float">
            <text:p>51.5</text:p>
          </table:table-cell>
          <table:table-cell table:formula="of:=[.G$30]/[.$B$30]*[.$B38]" office:value-type="float" office:value="38.625" calcext:value-type="float">
            <text:p>38.625</text:p>
          </table:table-cell>
          <table:table-cell table:formula="of:=[.H$30]/[.$B$30]*[.$B38]" office:value-type="float" office:value="25.75" calcext:value-type="float">
            <text:p>25.75</text:p>
          </table:table-cell>
          <table:table-cell table:formula="of:=[.I$30]/[.$B$30]*[.$B38]" office:value-type="float" office:value="12.875" calcext:value-type="float">
            <text:p>12.875</text:p>
          </table:table-cell>
          <table:table-cell table:formula="of:=[.J$30]/[.$B$30]*[.$B38]" office:value-type="float" office:value="-12.875" calcext:value-type="float">
            <text:p>-12.875</text:p>
          </table:table-cell>
          <table:table-cell table:formula="of:=[.K$30]/[.$B$30]*[.$B38]" office:value-type="float" office:value="-25.75" calcext:value-type="float">
            <text:p>-25.75</text:p>
          </table:table-cell>
          <table:table-cell table:formula="of:=[.L$30]/[.$B$30]*[.$B38]" office:value-type="float" office:value="-38.625" calcext:value-type="float">
            <text:p>-38.625</text:p>
          </table:table-cell>
          <table:table-cell table:formula="of:=[.M$30]/[.$B$30]*[.$B38]" office:value-type="float" office:value="-51.5" calcext:value-type="float">
            <text:p>-51.5</text:p>
          </table:table-cell>
          <table:table-cell table:formula="of:=[.N$30]/[.$B$30]*[.$B38]" office:value-type="float" office:value="-64.375" calcext:value-type="float">
            <text:p>-64.375</text:p>
          </table:table-cell>
          <table:table-cell table:formula="of:=[.O$30]/[.$B$30]*[.$B38]" office:value-type="float" office:value="-77.25" calcext:value-type="float">
            <text:p>-77.25</text:p>
          </table:table-cell>
          <table:table-cell table:formula="of:=[.P$30]/[.$B$30]*[.$B38]" office:value-type="float" office:value="-90.125" calcext:value-type="float">
            <text:p>-90.125</text:p>
          </table:table-cell>
          <table:table-cell table:formula="of:=[.Q$30]/[.$B$30]*[.$B38]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C$30]/[.$B$30]*[.$B39]" office:value-type="float" office:value="82.25" calcext:value-type="float">
            <text:p>82.25</text:p>
          </table:table-cell>
          <table:table-cell table:formula="of:=[.D$30]/[.$B$30]*[.$B39]" office:value-type="float" office:value="70.5" calcext:value-type="float">
            <text:p>70.5</text:p>
          </table:table-cell>
          <table:table-cell table:formula="of:=[.E$30]/[.$B$30]*[.$B39]" office:value-type="float" office:value="58.75" calcext:value-type="float">
            <text:p>58.75</text:p>
          </table:table-cell>
          <table:table-cell table:formula="of:=[.F$30]/[.$B$30]*[.$B39]" office:value-type="float" office:value="47" calcext:value-type="float">
            <text:p>47</text:p>
          </table:table-cell>
          <table:table-cell table:formula="of:=[.G$30]/[.$B$30]*[.$B39]" office:value-type="float" office:value="35.25" calcext:value-type="float">
            <text:p>35.25</text:p>
          </table:table-cell>
          <table:table-cell table:formula="of:=[.H$30]/[.$B$30]*[.$B39]" office:value-type="float" office:value="23.5" calcext:value-type="float">
            <text:p>23.5</text:p>
          </table:table-cell>
          <table:table-cell table:formula="of:=[.I$30]/[.$B$30]*[.$B39]" office:value-type="float" office:value="11.75" calcext:value-type="float">
            <text:p>11.75</text:p>
          </table:table-cell>
          <table:table-cell table:formula="of:=[.J$30]/[.$B$30]*[.$B39]" office:value-type="float" office:value="-11.75" calcext:value-type="float">
            <text:p>-11.75</text:p>
          </table:table-cell>
          <table:table-cell table:formula="of:=[.K$30]/[.$B$30]*[.$B39]" office:value-type="float" office:value="-23.5" calcext:value-type="float">
            <text:p>-23.5</text:p>
          </table:table-cell>
          <table:table-cell table:formula="of:=[.L$30]/[.$B$30]*[.$B39]" office:value-type="float" office:value="-35.25" calcext:value-type="float">
            <text:p>-35.25</text:p>
          </table:table-cell>
          <table:table-cell table:formula="of:=[.M$30]/[.$B$30]*[.$B39]" office:value-type="float" office:value="-47" calcext:value-type="float">
            <text:p>-47</text:p>
          </table:table-cell>
          <table:table-cell table:formula="of:=[.N$30]/[.$B$30]*[.$B39]" office:value-type="float" office:value="-58.75" calcext:value-type="float">
            <text:p>-58.75</text:p>
          </table:table-cell>
          <table:table-cell table:formula="of:=[.O$30]/[.$B$30]*[.$B39]" office:value-type="float" office:value="-70.5" calcext:value-type="float">
            <text:p>-70.5</text:p>
          </table:table-cell>
          <table:table-cell table:formula="of:=[.P$30]/[.$B$30]*[.$B39]" office:value-type="float" office:value="-82.25" calcext:value-type="float">
            <text:p>-82.25</text:p>
          </table:table-cell>
          <table:table-cell table:formula="of:=[.Q$30]/[.$B$30]*[.$B39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table:formula="of:=[.C$30]/[.$B$30]*[.$B40]" office:value-type="float" office:value="75.25" calcext:value-type="float">
            <text:p>75.25</text:p>
          </table:table-cell>
          <table:table-cell table:formula="of:=[.D$30]/[.$B$30]*[.$B40]" office:value-type="float" office:value="64.5" calcext:value-type="float">
            <text:p>64.5</text:p>
          </table:table-cell>
          <table:table-cell table:formula="of:=[.E$30]/[.$B$30]*[.$B40]" office:value-type="float" office:value="53.75" calcext:value-type="float">
            <text:p>53.75</text:p>
          </table:table-cell>
          <table:table-cell table:formula="of:=[.F$30]/[.$B$30]*[.$B40]" office:value-type="float" office:value="43" calcext:value-type="float">
            <text:p>43</text:p>
          </table:table-cell>
          <table:table-cell table:formula="of:=[.G$30]/[.$B$30]*[.$B40]" office:value-type="float" office:value="32.25" calcext:value-type="float">
            <text:p>32.25</text:p>
          </table:table-cell>
          <table:table-cell table:formula="of:=[.H$30]/[.$B$30]*[.$B40]" office:value-type="float" office:value="21.5" calcext:value-type="float">
            <text:p>21.5</text:p>
          </table:table-cell>
          <table:table-cell table:formula="of:=[.I$30]/[.$B$30]*[.$B40]" office:value-type="float" office:value="10.75" calcext:value-type="float">
            <text:p>10.75</text:p>
          </table:table-cell>
          <table:table-cell table:formula="of:=[.J$30]/[.$B$30]*[.$B40]" office:value-type="float" office:value="-10.75" calcext:value-type="float">
            <text:p>-10.75</text:p>
          </table:table-cell>
          <table:table-cell table:formula="of:=[.K$30]/[.$B$30]*[.$B40]" office:value-type="float" office:value="-21.5" calcext:value-type="float">
            <text:p>-21.5</text:p>
          </table:table-cell>
          <table:table-cell table:formula="of:=[.L$30]/[.$B$30]*[.$B40]" office:value-type="float" office:value="-32.25" calcext:value-type="float">
            <text:p>-32.25</text:p>
          </table:table-cell>
          <table:table-cell table:formula="of:=[.M$30]/[.$B$30]*[.$B40]" office:value-type="float" office:value="-43" calcext:value-type="float">
            <text:p>-43</text:p>
          </table:table-cell>
          <table:table-cell table:formula="of:=[.N$30]/[.$B$30]*[.$B40]" office:value-type="float" office:value="-53.75" calcext:value-type="float">
            <text:p>-53.75</text:p>
          </table:table-cell>
          <table:table-cell table:formula="of:=[.O$30]/[.$B$30]*[.$B40]" office:value-type="float" office:value="-64.5" calcext:value-type="float">
            <text:p>-64.5</text:p>
          </table:table-cell>
          <table:table-cell table:formula="of:=[.P$30]/[.$B$30]*[.$B40]" office:value-type="float" office:value="-75.25" calcext:value-type="float">
            <text:p>-75.25</text:p>
          </table:table-cell>
          <table:table-cell table:formula="of:=[.Q$30]/[.$B$30]*[.$B40]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table:formula="of:=[.C$30]/[.$B$30]*[.$B41]" office:value-type="float" office:value="69.125" calcext:value-type="float">
            <text:p>69.125</text:p>
          </table:table-cell>
          <table:table-cell table:formula="of:=[.D$30]/[.$B$30]*[.$B41]" office:value-type="float" office:value="59.25" calcext:value-type="float">
            <text:p>59.25</text:p>
          </table:table-cell>
          <table:table-cell table:formula="of:=[.E$30]/[.$B$30]*[.$B41]" office:value-type="float" office:value="49.375" calcext:value-type="float">
            <text:p>49.375</text:p>
          </table:table-cell>
          <table:table-cell table:formula="of:=[.F$30]/[.$B$30]*[.$B41]" office:value-type="float" office:value="39.5" calcext:value-type="float">
            <text:p>39.5</text:p>
          </table:table-cell>
          <table:table-cell table:formula="of:=[.G$30]/[.$B$30]*[.$B41]" office:value-type="float" office:value="29.625" calcext:value-type="float">
            <text:p>29.625</text:p>
          </table:table-cell>
          <table:table-cell table:formula="of:=[.H$30]/[.$B$30]*[.$B41]" office:value-type="float" office:value="19.75" calcext:value-type="float">
            <text:p>19.75</text:p>
          </table:table-cell>
          <table:table-cell table:formula="of:=[.I$30]/[.$B$30]*[.$B41]" office:value-type="float" office:value="9.875" calcext:value-type="float">
            <text:p>9.875</text:p>
          </table:table-cell>
          <table:table-cell table:formula="of:=[.J$30]/[.$B$30]*[.$B41]" office:value-type="float" office:value="-9.875" calcext:value-type="float">
            <text:p>-9.875</text:p>
          </table:table-cell>
          <table:table-cell table:formula="of:=[.K$30]/[.$B$30]*[.$B41]" office:value-type="float" office:value="-19.75" calcext:value-type="float">
            <text:p>-19.75</text:p>
          </table:table-cell>
          <table:table-cell table:formula="of:=[.L$30]/[.$B$30]*[.$B41]" office:value-type="float" office:value="-29.625" calcext:value-type="float">
            <text:p>-29.625</text:p>
          </table:table-cell>
          <table:table-cell table:formula="of:=[.M$30]/[.$B$30]*[.$B41]" office:value-type="float" office:value="-39.5" calcext:value-type="float">
            <text:p>-39.5</text:p>
          </table:table-cell>
          <table:table-cell table:formula="of:=[.N$30]/[.$B$30]*[.$B41]" office:value-type="float" office:value="-49.375" calcext:value-type="float">
            <text:p>-49.375</text:p>
          </table:table-cell>
          <table:table-cell table:formula="of:=[.O$30]/[.$B$30]*[.$B41]" office:value-type="float" office:value="-59.25" calcext:value-type="float">
            <text:p>-59.25</text:p>
          </table:table-cell>
          <table:table-cell table:formula="of:=[.P$30]/[.$B$30]*[.$B41]" office:value-type="float" office:value="-69.125" calcext:value-type="float">
            <text:p>-69.125</text:p>
          </table:table-cell>
          <table:table-cell table:formula="of:=[.Q$30]/[.$B$30]*[.$B41]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table:formula="of:=[.C$30]/[.$B$30]*[.$B42]" office:value-type="float" office:value="63.875" calcext:value-type="float">
            <text:p>63.875</text:p>
          </table:table-cell>
          <table:table-cell table:formula="of:=[.D$30]/[.$B$30]*[.$B42]" office:value-type="float" office:value="54.75" calcext:value-type="float">
            <text:p>54.75</text:p>
          </table:table-cell>
          <table:table-cell table:formula="of:=[.E$30]/[.$B$30]*[.$B42]" office:value-type="float" office:value="45.625" calcext:value-type="float">
            <text:p>45.625</text:p>
          </table:table-cell>
          <table:table-cell table:formula="of:=[.F$30]/[.$B$30]*[.$B42]" office:value-type="float" office:value="36.5" calcext:value-type="float">
            <text:p>36.5</text:p>
          </table:table-cell>
          <table:table-cell table:formula="of:=[.G$30]/[.$B$30]*[.$B42]" office:value-type="float" office:value="27.375" calcext:value-type="float">
            <text:p>27.375</text:p>
          </table:table-cell>
          <table:table-cell table:formula="of:=[.H$30]/[.$B$30]*[.$B42]" office:value-type="float" office:value="18.25" calcext:value-type="float">
            <text:p>18.25</text:p>
          </table:table-cell>
          <table:table-cell table:formula="of:=[.I$30]/[.$B$30]*[.$B42]" office:value-type="float" office:value="9.125" calcext:value-type="float">
            <text:p>9.125</text:p>
          </table:table-cell>
          <table:table-cell table:formula="of:=[.J$30]/[.$B$30]*[.$B42]" office:value-type="float" office:value="-9.125" calcext:value-type="float">
            <text:p>-9.125</text:p>
          </table:table-cell>
          <table:table-cell table:formula="of:=[.K$30]/[.$B$30]*[.$B42]" office:value-type="float" office:value="-18.25" calcext:value-type="float">
            <text:p>-18.25</text:p>
          </table:table-cell>
          <table:table-cell table:formula="of:=[.L$30]/[.$B$30]*[.$B42]" office:value-type="float" office:value="-27.375" calcext:value-type="float">
            <text:p>-27.375</text:p>
          </table:table-cell>
          <table:table-cell table:formula="of:=[.M$30]/[.$B$30]*[.$B42]" office:value-type="float" office:value="-36.5" calcext:value-type="float">
            <text:p>-36.5</text:p>
          </table:table-cell>
          <table:table-cell table:formula="of:=[.N$30]/[.$B$30]*[.$B42]" office:value-type="float" office:value="-45.625" calcext:value-type="float">
            <text:p>-45.625</text:p>
          </table:table-cell>
          <table:table-cell table:formula="of:=[.O$30]/[.$B$30]*[.$B42]" office:value-type="float" office:value="-54.75" calcext:value-type="float">
            <text:p>-54.75</text:p>
          </table:table-cell>
          <table:table-cell table:formula="of:=[.P$30]/[.$B$30]*[.$B42]" office:value-type="float" office:value="-63.875" calcext:value-type="float">
            <text:p>-63.875</text:p>
          </table:table-cell>
          <table:table-cell table:formula="of:=[.Q$30]/[.$B$30]*[.$B42]"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C$30]/[.$B$30]*[.$B43]" office:value-type="float" office:value="59.5" calcext:value-type="float">
            <text:p>59.5</text:p>
          </table:table-cell>
          <table:table-cell table:formula="of:=[.D$30]/[.$B$30]*[.$B43]" office:value-type="float" office:value="51" calcext:value-type="float">
            <text:p>51</text:p>
          </table:table-cell>
          <table:table-cell table:formula="of:=[.E$30]/[.$B$30]*[.$B43]" office:value-type="float" office:value="42.5" calcext:value-type="float">
            <text:p>42.5</text:p>
          </table:table-cell>
          <table:table-cell table:formula="of:=[.F$30]/[.$B$30]*[.$B43]" office:value-type="float" office:value="34" calcext:value-type="float">
            <text:p>34</text:p>
          </table:table-cell>
          <table:table-cell table:formula="of:=[.G$30]/[.$B$30]*[.$B43]" office:value-type="float" office:value="25.5" calcext:value-type="float">
            <text:p>25.5</text:p>
          </table:table-cell>
          <table:table-cell table:formula="of:=[.H$30]/[.$B$30]*[.$B43]" office:value-type="float" office:value="17" calcext:value-type="float">
            <text:p>17</text:p>
          </table:table-cell>
          <table:table-cell table:formula="of:=[.I$30]/[.$B$30]*[.$B43]" office:value-type="float" office:value="8.5" calcext:value-type="float">
            <text:p>8.5</text:p>
          </table:table-cell>
          <table:table-cell table:formula="of:=[.J$30]/[.$B$30]*[.$B43]" office:value-type="float" office:value="-8.5" calcext:value-type="float">
            <text:p>-8.5</text:p>
          </table:table-cell>
          <table:table-cell table:formula="of:=[.K$30]/[.$B$30]*[.$B43]" office:value-type="float" office:value="-17" calcext:value-type="float">
            <text:p>-17</text:p>
          </table:table-cell>
          <table:table-cell table:formula="of:=[.L$30]/[.$B$30]*[.$B43]" office:value-type="float" office:value="-25.5" calcext:value-type="float">
            <text:p>-25.5</text:p>
          </table:table-cell>
          <table:table-cell table:formula="of:=[.M$30]/[.$B$30]*[.$B43]" office:value-type="float" office:value="-34" calcext:value-type="float">
            <text:p>-34</text:p>
          </table:table-cell>
          <table:table-cell table:formula="of:=[.N$30]/[.$B$30]*[.$B43]" office:value-type="float" office:value="-42.5" calcext:value-type="float">
            <text:p>-42.5</text:p>
          </table:table-cell>
          <table:table-cell table:formula="of:=[.O$30]/[.$B$30]*[.$B43]" office:value-type="float" office:value="-51" calcext:value-type="float">
            <text:p>-51</text:p>
          </table:table-cell>
          <table:table-cell table:formula="of:=[.P$30]/[.$B$30]*[.$B43]" office:value-type="float" office:value="-59.5" calcext:value-type="float">
            <text:p>-59.5</text:p>
          </table:table-cell>
          <table:table-cell table:formula="of:=[.Q$30]/[.$B$30]*[.$B43]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table:formula="of:=[.C$30]/[.$B$30]*[.$B44]" office:value-type="float" office:value="56" calcext:value-type="float">
            <text:p>56</text:p>
          </table:table-cell>
          <table:table-cell table:formula="of:=[.D$30]/[.$B$30]*[.$B44]" office:value-type="float" office:value="48" calcext:value-type="float">
            <text:p>48</text:p>
          </table:table-cell>
          <table:table-cell table:formula="of:=[.E$30]/[.$B$30]*[.$B44]" office:value-type="float" office:value="40" calcext:value-type="float">
            <text:p>40</text:p>
          </table:table-cell>
          <table:table-cell table:formula="of:=[.F$30]/[.$B$30]*[.$B44]" office:value-type="float" office:value="32" calcext:value-type="float">
            <text:p>32</text:p>
          </table:table-cell>
          <table:table-cell table:formula="of:=[.G$30]/[.$B$30]*[.$B44]" office:value-type="float" office:value="24" calcext:value-type="float">
            <text:p>24</text:p>
          </table:table-cell>
          <table:table-cell table:formula="of:=[.H$30]/[.$B$30]*[.$B44]" office:value-type="float" office:value="16" calcext:value-type="float">
            <text:p>16</text:p>
          </table:table-cell>
          <table:table-cell table:formula="of:=[.I$30]/[.$B$30]*[.$B44]" office:value-type="float" office:value="8" calcext:value-type="float">
            <text:p>8</text:p>
          </table:table-cell>
          <table:table-cell table:formula="of:=[.J$30]/[.$B$30]*[.$B44]" office:value-type="float" office:value="-8" calcext:value-type="float">
            <text:p>-8</text:p>
          </table:table-cell>
          <table:table-cell table:formula="of:=[.K$30]/[.$B$30]*[.$B44]" office:value-type="float" office:value="-16" calcext:value-type="float">
            <text:p>-16</text:p>
          </table:table-cell>
          <table:table-cell table:formula="of:=[.L$30]/[.$B$30]*[.$B44]" office:value-type="float" office:value="-24" calcext:value-type="float">
            <text:p>-24</text:p>
          </table:table-cell>
          <table:table-cell table:formula="of:=[.M$30]/[.$B$30]*[.$B44]" office:value-type="float" office:value="-32" calcext:value-type="float">
            <text:p>-32</text:p>
          </table:table-cell>
          <table:table-cell table:formula="of:=[.N$30]/[.$B$30]*[.$B44]" office:value-type="float" office:value="-40" calcext:value-type="float">
            <text:p>-40</text:p>
          </table:table-cell>
          <table:table-cell table:formula="of:=[.O$30]/[.$B$30]*[.$B44]" office:value-type="float" office:value="-48" calcext:value-type="float">
            <text:p>-48</text:p>
          </table:table-cell>
          <table:table-cell table:formula="of:=[.P$30]/[.$B$30]*[.$B44]" office:value-type="float" office:value="-56" calcext:value-type="float">
            <text:p>-56</text:p>
          </table:table-cell>
          <table:table-cell table:formula="of:=[.Q$30]/[.$B$30]*[.$B44]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table:formula="of:=[.C$30]/[.$B$30]*[.$B45]" office:value-type="float" office:value="52.5" calcext:value-type="float">
            <text:p>52.5</text:p>
          </table:table-cell>
          <table:table-cell table:formula="of:=[.D$30]/[.$B$30]*[.$B45]" office:value-type="float" office:value="45" calcext:value-type="float">
            <text:p>45</text:p>
          </table:table-cell>
          <table:table-cell table:formula="of:=[.E$30]/[.$B$30]*[.$B45]" office:value-type="float" office:value="37.5" calcext:value-type="float">
            <text:p>37.5</text:p>
          </table:table-cell>
          <table:table-cell table:formula="of:=[.F$30]/[.$B$30]*[.$B45]" office:value-type="float" office:value="30" calcext:value-type="float">
            <text:p>30</text:p>
          </table:table-cell>
          <table:table-cell table:formula="of:=[.G$30]/[.$B$30]*[.$B45]" office:value-type="float" office:value="22.5" calcext:value-type="float">
            <text:p>22.5</text:p>
          </table:table-cell>
          <table:table-cell table:formula="of:=[.H$30]/[.$B$30]*[.$B45]" office:value-type="float" office:value="15" calcext:value-type="float">
            <text:p>15</text:p>
          </table:table-cell>
          <table:table-cell table:formula="of:=[.I$30]/[.$B$30]*[.$B45]" office:value-type="float" office:value="7.5" calcext:value-type="float">
            <text:p>7.5</text:p>
          </table:table-cell>
          <table:table-cell table:formula="of:=[.J$30]/[.$B$30]*[.$B45]" office:value-type="float" office:value="-7.5" calcext:value-type="float">
            <text:p>-7.5</text:p>
          </table:table-cell>
          <table:table-cell table:formula="of:=[.K$30]/[.$B$30]*[.$B45]" office:value-type="float" office:value="-15" calcext:value-type="float">
            <text:p>-15</text:p>
          </table:table-cell>
          <table:table-cell table:formula="of:=[.L$30]/[.$B$30]*[.$B45]" office:value-type="float" office:value="-22.5" calcext:value-type="float">
            <text:p>-22.5</text:p>
          </table:table-cell>
          <table:table-cell table:formula="of:=[.M$30]/[.$B$30]*[.$B45]" office:value-type="float" office:value="-30" calcext:value-type="float">
            <text:p>-30</text:p>
          </table:table-cell>
          <table:table-cell table:formula="of:=[.N$30]/[.$B$30]*[.$B45]" office:value-type="float" office:value="-37.5" calcext:value-type="float">
            <text:p>-37.5</text:p>
          </table:table-cell>
          <table:table-cell table:formula="of:=[.O$30]/[.$B$30]*[.$B45]" office:value-type="float" office:value="-45" calcext:value-type="float">
            <text:p>-45</text:p>
          </table:table-cell>
          <table:table-cell table:formula="of:=[.P$30]/[.$B$30]*[.$B45]" office:value-type="float" office:value="-52.5" calcext:value-type="float">
            <text:p>-52.5</text:p>
          </table:table-cell>
          <table:table-cell table:formula="of:=[.Q$30]/[.$B$30]*[.$B45]" office:value-type="float" office:value="-60" calcext:value-type="float">
            <text:p>-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20:25:02.564306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9:51:58.797974749</meta:creation-date>
    <meta:generator>LibreOffice/6.4.7.2$Linux_X86_64 LibreOffice_project/40$Build-2</meta:generator>
    <dc:date>2022-08-15T20:25:22.526571654</dc:date>
    <meta:editing-duration>PT33M59S</meta:editing-duration>
    <meta:editing-cycles>4</meta:editing-cycles>
    <meta:document-statistic meta:table-count="1" meta:cell-count="30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12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3.703cm" style:legend-expansion="high" chart:style-name="ch2"/>
        <chart:plot-area chart:style-name="ch3" table:cell-range-address="Sheet1.A2:Sheet1.B3 Sheet1.B1:Sheet1.B1 Sheet1.B3:Sheet1.B15" chart:data-source-has-labels="row" svg:x="0.32cm" svg:y="0.18cm" svg:width="12.64cm" svg:height="8.64cm">
          <chartooo:coordinate-region svg:x="1.127cm" svg:y="0.379cm" svg:width="11.5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" chart:label-cell-address="Sheet1.B1:Sheet1.B1" chart:class="chart:scatter">
            <chart:domain table:cell-range-address="Sheet1.A2:Sheet1.A3"/>
            <chart:data-point chart:repeated="2"/>
          </chart:series>
          <chart:series chart:style-name="ch7" chart:values-cell-range-address="Sheet1.B3:Sheet1.B15" loext:label-string="f" chart:class="chart:scatter">
            <chart:domain table:cell-range-address="Sheet1.A3:Sheet1.A15"/>
            <chart:regression-curve chart:style-name="ch8">
              <chart:equation chart:display-equation="true" chart:display-r-square="true" svg:x="5.499cm" svg:y="0.648cm" chart:style-name="ch9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</svg:desc>
                </draw:g>
              </table:table-cell>
              <table:table-cell office:value-type="float" office:value="200">
                <text:p>200</text:p>
                <draw:g>
                  <svg:desc>Sheet1.B2:Sheet1.B3</svg:desc>
                </draw:g>
              </table:table-cell>
              <table:table-cell office:value-type="float" office:value="48">
                <text:p>48</text:p>
                <draw:g>
                  <svg:desc>Sheet1.A3:Sheet1.A15</svg:desc>
                </draw:g>
              </table:table-cell>
              <table:table-cell office:value-type="float" office:value="200">
                <text:p>200</text:p>
                <draw:g>
                  <svg:desc>Sheet1.B3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6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56cm" svg:height="18.138cm" xlink:href=".." xlink:type="simple" chart:class="chart:scatter" chart:column-mapping="0 1 2 3 4 5 6 7 8 9 9 10 11 12 13 14 15 16" chart:style-name="ch1">
        <chart:plot-area chart:style-name="ch2" table:cell-range-address="Sheet1.A32:Sheet1.Q45" svg:x="1.528cm" svg:y="0.362cm" svg:width="23.811cm" svg:height="16.433cm">
          <chartooo:coordinate-region svg:x="2.44cm" svg:y="0.561cm" svg:width="22.62cm" svg:height="15.587cm"/>
          <chart:axis chart:dimension="x" chart:name="primary-x" chart:style-name="ch3">
            <chart:title svg:x="11.881cm" svg:y="17.157cm" chart:style-name="ch4">
              <text:p>Vehicle speed [km/h]</text:p>
            </chart:title>
            <chart:grid chart:style-name="ch5" chart:class="major"/>
          </chart:axis>
          <chart:axis chart:dimension="y" chart:name="primary-y" chart:style-name="ch6">
            <chart:title svg:x="0.451cm" svg:y="10.474cm" chart:style-name="ch7">
              <text:p>Traction / Brake force [kN]</text:p>
            </chart:title>
            <chart:grid chart:style-name="ch5" chart:class="major"/>
          </chart:axis>
          <chart:series chart:style-name="ch8" chart:values-cell-range-address="Sheet1.B32:Sheet1.B45" chart:class="chart:scatter">
            <chart:domain table:cell-range-address="Sheet1.A32:Sheet1.A45"/>
            <chart:data-point chart:repeated="14"/>
          </chart:series>
          <chart:series chart:style-name="ch8" chart:values-cell-range-address="Sheet1.C32:Sheet1.C45" chart:class="chart:scatter">
            <chart:data-point chart:repeated="14"/>
          </chart:series>
          <chart:series chart:style-name="ch8" chart:values-cell-range-address="Sheet1.D32:Sheet1.D45" chart:class="chart:scatter">
            <chart:data-point chart:repeated="14"/>
          </chart:series>
          <chart:series chart:style-name="ch9" chart:values-cell-range-address="Sheet1.E32:Sheet1.E45" chart:class="chart:scatter">
            <chart:data-point chart:repeated="14"/>
          </chart:series>
          <chart:series chart:style-name="ch9" chart:values-cell-range-address="Sheet1.F32:Sheet1.F45" chart:class="chart:scatter">
            <chart:data-point chart:repeated="14"/>
          </chart:series>
          <chart:series chart:style-name="ch9" chart:values-cell-range-address="Sheet1.G32:Sheet1.G45" chart:class="chart:scatter">
            <chart:data-point chart:repeated="14"/>
          </chart:series>
          <chart:series chart:style-name="ch9" chart:values-cell-range-address="Sheet1.H32:Sheet1.H45" chart:class="chart:scatter">
            <chart:data-point chart:repeated="14"/>
          </chart:series>
          <chart:series chart:style-name="ch9" chart:values-cell-range-address="Sheet1.I32:Sheet1.I45" chart:class="chart:scatter">
            <chart:data-point chart:repeated="14"/>
          </chart:series>
          <chart:series chart:style-name="ch10" chart:values-cell-range-address="Sheet1.J32:Sheet1.J45" chart:class="chart:scatter">
            <chart:data-point chart:repeated="14"/>
          </chart:series>
          <chart:series chart:style-name="ch11" chart:values-cell-range-address="Sheet1.J32:Sheet1.J45" chart:class="chart:scatter">
            <chart:data-point chart:repeated="14"/>
          </chart:series>
          <chart:series chart:style-name="ch10" chart:values-cell-range-address="Sheet1.K32:Sheet1.K45" chart:class="chart:scatter">
            <chart:data-point chart:repeated="14"/>
          </chart:series>
          <chart:series chart:style-name="ch10" chart:values-cell-range-address="Sheet1.L32:Sheet1.L45" chart:class="chart:scatter">
            <chart:data-point chart:repeated="14"/>
          </chart:series>
          <chart:series chart:style-name="ch10" chart:values-cell-range-address="Sheet1.M32:Sheet1.M45" chart:class="chart:scatter">
            <chart:data-point chart:repeated="14"/>
          </chart:series>
          <chart:series chart:style-name="ch10" chart:values-cell-range-address="Sheet1.N32:Sheet1.N45" chart:class="chart:scatter">
            <chart:data-point chart:repeated="14"/>
          </chart:series>
          <chart:series chart:style-name="ch10" chart:values-cell-range-address="Sheet1.O32:Sheet1.O45" chart:class="chart:scatter">
            <chart:data-point chart:repeated="14"/>
          </chart:series>
          <chart:series chart:style-name="ch10" chart:values-cell-range-address="Sheet1.P32:Sheet1.P45" chart:class="chart:scatter">
            <chart:data-point chart:repeated="14"/>
          </chart:series>
          <chart:series chart:style-name="ch10" chart:values-cell-range-address="Sheet1.Q32:Sheet1.Q45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2:Sheet1.A45</svg:desc>
                </draw:g>
              </table:table-cell>
              <table:table-cell office:value-type="float" office:value="200">
                <text:p>200</text:p>
                <draw:g>
                  <svg:desc>Sheet1.B32:Sheet1.B45</svg:desc>
                </draw:g>
              </table:table-cell>
              <table:table-cell office:value-type="float" office:value="175">
                <text:p>175</text:p>
                <draw:g>
                  <svg:desc>Sheet1.C32:Sheet1.C45</svg:desc>
                </draw:g>
              </table:table-cell>
              <table:table-cell office:value-type="float" office:value="150">
                <text:p>150</text:p>
                <draw:g>
                  <svg:desc>Sheet1.D32:Sheet1.D45</svg:desc>
                </draw:g>
              </table:table-cell>
              <table:table-cell office:value-type="float" office:value="125">
                <text:p>125</text:p>
                <draw:g>
                  <svg:desc>Sheet1.E32:Sheet1.E45</svg:desc>
                </draw:g>
              </table:table-cell>
              <table:table-cell office:value-type="float" office:value="100">
                <text:p>100</text:p>
                <draw:g>
                  <svg:desc>Sheet1.F32:Sheet1.F45</svg:desc>
                </draw:g>
              </table:table-cell>
              <table:table-cell office:value-type="float" office:value="75">
                <text:p>75</text:p>
                <draw:g>
                  <svg:desc>Sheet1.G32:Sheet1.G45</svg:desc>
                </draw:g>
              </table:table-cell>
              <table:table-cell office:value-type="float" office:value="50">
                <text:p>50</text:p>
                <draw:g>
                  <svg:desc>Sheet1.H32:Sheet1.H45</svg:desc>
                </draw:g>
              </table:table-cell>
              <table:table-cell office:value-type="float" office:value="25">
                <text:p>25</text:p>
                <draw:g>
                  <svg:desc>Sheet1.I32:Sheet1.I45</svg:desc>
                </draw:g>
              </table:table-cell>
              <table:table-cell office:value-type="float" office:value="-25">
                <text:p>-25</text:p>
                <draw:g>
                  <svg:desc>Sheet1.J32:Sheet1.J45</svg:desc>
                </draw:g>
              </table:table-cell>
              <table:table-cell office:value-type="float" office:value="-25">
                <text:p>-25</text:p>
                <draw:g>
                  <svg:desc>Sheet1.J32:Sheet1.J45</svg:desc>
                </draw:g>
              </table:table-cell>
              <table:table-cell office:value-type="float" office:value="-50">
                <text:p>-50</text:p>
                <draw:g>
                  <svg:desc>Sheet1.K32:Sheet1.K45</svg:desc>
                </draw:g>
              </table:table-cell>
              <table:table-cell office:value-type="float" office:value="-75">
                <text:p>-75</text:p>
                <draw:g>
                  <svg:desc>Sheet1.L32:Sheet1.L45</svg:desc>
                </draw:g>
              </table:table-cell>
              <table:table-cell office:value-type="float" office:value="-100">
                <text:p>-100</text:p>
                <draw:g>
                  <svg:desc>Sheet1.M32:Sheet1.M45</svg:desc>
                </draw:g>
              </table:table-cell>
              <table:table-cell office:value-type="float" office:value="-125">
                <text:p>-125</text:p>
                <draw:g>
                  <svg:desc>Sheet1.N32:Sheet1.N45</svg:desc>
                </draw:g>
              </table:table-cell>
              <table:table-cell office:value-type="float" office:value="-150">
                <text:p>-150</text:p>
                <draw:g>
                  <svg:desc>Sheet1.O32:Sheet1.O45</svg:desc>
                </draw:g>
              </table:table-cell>
              <table:table-cell office:value-type="float" office:value="-175">
                <text:p>-175</text:p>
                <draw:g>
                  <svg:desc>Sheet1.P32:Sheet1.P45</svg:desc>
                </draw:g>
              </table:table-cell>
              <table:table-cell office:value-type="float" office:value="-200">
                <text:p>-200</text:p>
                <draw:g>
                  <svg:desc>Sheet1.Q32:Sheet1.Q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200">
                <text:p>200</text:p>
              </table:table-cell>
              <table:table-cell office:value-type="float" office:value="175">
                <text:p>175</text:p>
              </table:table-cell>
              <table:table-cell office:value-type="float" office:value="150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-50">
                <text:p>-50</text:p>
              </table:table-cell>
              <table:table-cell office:value-type="float" office:value="-75">
                <text:p>-75</text:p>
              </table:table-cell>
              <table:table-cell office:value-type="float" office:value="-100">
                <text:p>-100</text:p>
              </table:table-cell>
              <table:table-cell office:value-type="float" office:value="-125">
                <text:p>-125</text:p>
              </table:table-cell>
              <table:table-cell office:value-type="float" office:value="-150">
                <text:p>-150</text:p>
              </table:table-cell>
              <table:table-cell office:value-type="float" office:value="-175">
                <text:p>-175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6">
                <text:p>186</text:p>
              </table:table-cell>
              <table:table-cell office:value-type="float" office:value="162.75">
                <text:p>162.75</text:p>
              </table:table-cell>
              <table:table-cell office:value-type="float" office:value="139.5">
                <text:p>139.5</text:p>
              </table:table-cell>
              <table:table-cell office:value-type="float" office:value="116.25">
                <text:p>116.25</text:p>
              </table:table-cell>
              <table:table-cell office:value-type="float" office:value="93">
                <text:p>93</text:p>
              </table:table-cell>
              <table:table-cell office:value-type="float" office:value="69.75">
                <text:p>69.75</text:p>
              </table:table-cell>
              <table:table-cell office:value-type="float" office:value="46.5">
                <text:p>46.5</text:p>
              </table:table-cell>
              <table:table-cell office:value-type="float" office:value="23.25">
                <text:p>23.25</text:p>
              </table:table-cell>
              <table:table-cell office:value-type="float" office:value="-23.25">
                <text:p>-23.25</text:p>
              </table:table-cell>
              <table:table-cell office:value-type="float" office:value="-23.25">
                <text:p>-23.25</text:p>
              </table:table-cell>
              <table:table-cell office:value-type="float" office:value="-46.5">
                <text:p>-46.5</text:p>
              </table:table-cell>
              <table:table-cell office:value-type="float" office:value="-69.75">
                <text:p>-69.75</text:p>
              </table:table-cell>
              <table:table-cell office:value-type="float" office:value="-93">
                <text:p>-93</text:p>
              </table:table-cell>
              <table:table-cell office:value-type="float" office:value="-116.25">
                <text:p>-116.25</text:p>
              </table:table-cell>
              <table:table-cell office:value-type="float" office:value="-139.5">
                <text:p>-139.5</text:p>
              </table:table-cell>
              <table:table-cell office:value-type="float" office:value="-162.75">
                <text:p>-162.75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135.625">
                <text:p>135.625</text:p>
              </table:table-cell>
              <table:table-cell office:value-type="float" office:value="116.25">
                <text:p>116.25</text:p>
              </table:table-cell>
              <table:table-cell office:value-type="float" office:value="96.875">
                <text:p>96.875</text:p>
              </table:table-cell>
              <table:table-cell office:value-type="float" office:value="77.5">
                <text:p>77.5</text:p>
              </table:table-cell>
              <table:table-cell office:value-type="float" office:value="58.125">
                <text:p>58.125</text:p>
              </table:table-cell>
              <table:table-cell office:value-type="float" office:value="38.75">
                <text:p>38.75</text:p>
              </table:table-cell>
              <table:table-cell office:value-type="float" office:value="19.375">
                <text:p>19.375</text:p>
              </table:table-cell>
              <table:table-cell office:value-type="float" office:value="-19.375">
                <text:p>-19.375</text:p>
              </table:table-cell>
              <table:table-cell office:value-type="float" office:value="-19.375">
                <text:p>-19.375</text:p>
              </table:table-cell>
              <table:table-cell office:value-type="float" office:value="-38.75">
                <text:p>-38.75</text:p>
              </table:table-cell>
              <table:table-cell office:value-type="float" office:value="-58.125">
                <text:p>-58.125</text:p>
              </table:table-cell>
              <table:table-cell office:value-type="float" office:value="-77.5">
                <text:p>-77.5</text:p>
              </table:table-cell>
              <table:table-cell office:value-type="float" office:value="-96.875">
                <text:p>-96.875</text:p>
              </table:table-cell>
              <table:table-cell office:value-type="float" office:value="-116.25">
                <text:p>-116.25</text:p>
              </table:table-cell>
              <table:table-cell office:value-type="float" office:value="-135.625">
                <text:p>-135.62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31">
                <text:p>131</text:p>
              </table:table-cell>
              <table:table-cell office:value-type="float" office:value="114.625">
                <text:p>114.625</text:p>
              </table:table-cell>
              <table:table-cell office:value-type="float" office:value="98.25">
                <text:p>98.25</text:p>
              </table:table-cell>
              <table:table-cell office:value-type="float" office:value="81.875">
                <text:p>81.875</text:p>
              </table:table-cell>
              <table:table-cell office:value-type="float" office:value="65.5">
                <text:p>65.5</text:p>
              </table:table-cell>
              <table:table-cell office:value-type="float" office:value="49.125">
                <text:p>49.125</text:p>
              </table:table-cell>
              <table:table-cell office:value-type="float" office:value="32.75">
                <text:p>32.75</text:p>
              </table:table-cell>
              <table:table-cell office:value-type="float" office:value="16.375">
                <text:p>16.375</text:p>
              </table:table-cell>
              <table:table-cell office:value-type="float" office:value="-16.375">
                <text:p>-16.375</text:p>
              </table:table-cell>
              <table:table-cell office:value-type="float" office:value="-16.375">
                <text:p>-16.375</text:p>
              </table:table-cell>
              <table:table-cell office:value-type="float" office:value="-32.75">
                <text:p>-32.75</text:p>
              </table:table-cell>
              <table:table-cell office:value-type="float" office:value="-49.125">
                <text:p>-49.125</text:p>
              </table:table-cell>
              <table:table-cell office:value-type="float" office:value="-65.5">
                <text:p>-65.5</text:p>
              </table:table-cell>
              <table:table-cell office:value-type="float" office:value="-81.875">
                <text:p>-81.875</text:p>
              </table:table-cell>
              <table:table-cell office:value-type="float" office:value="-98.25">
                <text:p>-98.25</text:p>
              </table:table-cell>
              <table:table-cell office:value-type="float" office:value="-114.625">
                <text:p>-114.62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16">
                <text:p>116</text:p>
              </table:table-cell>
              <table:table-cell office:value-type="float" office:value="101.5">
                <text:p>101.5</text:p>
              </table:table-cell>
              <table:table-cell office:value-type="float" office:value="87">
                <text:p>87</text:p>
              </table:table-cell>
              <table:table-cell office:value-type="float" office:value="72.5">
                <text:p>72.5</text:p>
              </table:table-cell>
              <table:table-cell office:value-type="float" office:value="58">
                <text:p>58</text:p>
              </table:table-cell>
              <table:table-cell office:value-type="float" office:value="43.5">
                <text:p>43.5</text:p>
              </table:table-cell>
              <table:table-cell office:value-type="float" office:value="29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-14.5">
                <text:p>-14.5</text:p>
              </table:table-cell>
              <table:table-cell office:value-type="float" office:value="-14.5">
                <text:p>-14.5</text:p>
              </table:table-cell>
              <table:table-cell office:value-type="float" office:value="-29">
                <text:p>-29</text:p>
              </table:table-cell>
              <table:table-cell office:value-type="float" office:value="-43.5">
                <text:p>-43.5</text:p>
              </table:table-cell>
              <table:table-cell office:value-type="float" office:value="-58">
                <text:p>-58</text:p>
              </table:table-cell>
              <table:table-cell office:value-type="float" office:value="-72.5">
                <text:p>-72.5</text:p>
              </table:table-cell>
              <table:table-cell office:value-type="float" office:value="-87">
                <text:p>-87</text:p>
              </table:table-cell>
              <table:table-cell office:value-type="float" office:value="-101.5">
                <text:p>-101.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90.125">
                <text:p>90.125</text:p>
              </table:table-cell>
              <table:table-cell office:value-type="float" office:value="77.25">
                <text:p>77.25</text:p>
              </table:table-cell>
              <table:table-cell office:value-type="float" office:value="64.375">
                <text:p>64.375</text:p>
              </table:table-cell>
              <table:table-cell office:value-type="float" office:value="51.5">
                <text:p>51.5</text:p>
              </table:table-cell>
              <table:table-cell office:value-type="float" office:value="38.625">
                <text:p>38.625</text:p>
              </table:table-cell>
              <table:table-cell office:value-type="float" office:value="25.75">
                <text:p>25.75</text:p>
              </table:table-cell>
              <table:table-cell office:value-type="float" office:value="12.875">
                <text:p>12.875</text:p>
              </table:table-cell>
              <table:table-cell office:value-type="float" office:value="-12.875">
                <text:p>-12.875</text:p>
              </table:table-cell>
              <table:table-cell office:value-type="float" office:value="-12.875">
                <text:p>-12.875</text:p>
              </table:table-cell>
              <table:table-cell office:value-type="float" office:value="-25.75">
                <text:p>-25.75</text:p>
              </table:table-cell>
              <table:table-cell office:value-type="float" office:value="-38.625">
                <text:p>-38.625</text:p>
              </table:table-cell>
              <table:table-cell office:value-type="float" office:value="-51.5">
                <text:p>-51.5</text:p>
              </table:table-cell>
              <table:table-cell office:value-type="float" office:value="-64.375">
                <text:p>-64.375</text:p>
              </table:table-cell>
              <table:table-cell office:value-type="float" office:value="-77.25">
                <text:p>-77.25</text:p>
              </table:table-cell>
              <table:table-cell office:value-type="float" office:value="-90.125">
                <text:p>-90.12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82.25">
                <text:p>82.25</text:p>
              </table:table-cell>
              <table:table-cell office:value-type="float" office:value="70.5">
                <text:p>70.5</text:p>
              </table:table-cell>
              <table:table-cell office:value-type="float" office:value="58.75">
                <text:p>58.75</text:p>
              </table:table-cell>
              <table:table-cell office:value-type="float" office:value="47">
                <text:p>47</text:p>
              </table:table-cell>
              <table:table-cell office:value-type="float" office:value="35.25">
                <text:p>35.25</text:p>
              </table:table-cell>
              <table:table-cell office:value-type="float" office:value="23.5">
                <text:p>23.5</text:p>
              </table:table-cell>
              <table:table-cell office:value-type="float" office:value="11.75">
                <text:p>11.75</text:p>
              </table:table-cell>
              <table:table-cell office:value-type="float" office:value="-11.75">
                <text:p>-11.75</text:p>
              </table:table-cell>
              <table:table-cell office:value-type="float" office:value="-11.75">
                <text:p>-11.75</text:p>
              </table:table-cell>
              <table:table-cell office:value-type="float" office:value="-23.5">
                <text:p>-23.5</text:p>
              </table:table-cell>
              <table:table-cell office:value-type="float" office:value="-35.25">
                <text:p>-35.25</text:p>
              </table:table-cell>
              <table:table-cell office:value-type="float" office:value="-47">
                <text:p>-47</text:p>
              </table:table-cell>
              <table:table-cell office:value-type="float" office:value="-58.75">
                <text:p>-58.75</text:p>
              </table:table-cell>
              <table:table-cell office:value-type="float" office:value="-70.5">
                <text:p>-70.5</text:p>
              </table:table-cell>
              <table:table-cell office:value-type="float" office:value="-82.25">
                <text:p>-82.2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  <table:table-cell office:value-type="float" office:value="75.25">
                <text:p>75.25</text:p>
              </table:table-cell>
              <table:table-cell office:value-type="float" office:value="64.5">
                <text:p>64.5</text:p>
              </table:table-cell>
              <table:table-cell office:value-type="float" office:value="53.75">
                <text:p>53.75</text:p>
              </table:table-cell>
              <table:table-cell office:value-type="float" office:value="43">
                <text:p>43</text:p>
              </table:table-cell>
              <table:table-cell office:value-type="float" office:value="32.25">
                <text:p>32.25</text:p>
              </table:table-cell>
              <table:table-cell office:value-type="float" office:value="21.5">
                <text:p>21.5</text:p>
              </table:table-cell>
              <table:table-cell office:value-type="float" office:value="10.75">
                <text:p>10.75</text:p>
              </table:table-cell>
              <table:table-cell office:value-type="float" office:value="-10.75">
                <text:p>-10.75</text:p>
              </table:table-cell>
              <table:table-cell office:value-type="float" office:value="-10.75">
                <text:p>-10.75</text:p>
              </table:table-cell>
              <table:table-cell office:value-type="float" office:value="-21.5">
                <text:p>-21.5</text:p>
              </table:table-cell>
              <table:table-cell office:value-type="float" office:value="-32.25">
                <text:p>-32.25</text:p>
              </table:table-cell>
              <table:table-cell office:value-type="float" office:value="-43">
                <text:p>-43</text:p>
              </table:table-cell>
              <table:table-cell office:value-type="float" office:value="-53.75">
                <text:p>-53.75</text:p>
              </table:table-cell>
              <table:table-cell office:value-type="float" office:value="-64.5">
                <text:p>-64.5</text:p>
              </table:table-cell>
              <table:table-cell office:value-type="float" office:value="-75.25">
                <text:p>-75.2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  <table:table-cell office:value-type="float" office:value="69.125">
                <text:p>69.125</text:p>
              </table:table-cell>
              <table:table-cell office:value-type="float" office:value="59.25">
                <text:p>59.25</text:p>
              </table:table-cell>
              <table:table-cell office:value-type="float" office:value="49.375">
                <text:p>49.375</text:p>
              </table:table-cell>
              <table:table-cell office:value-type="float" office:value="39.5">
                <text:p>39.5</text:p>
              </table:table-cell>
              <table:table-cell office:value-type="float" office:value="29.625">
                <text:p>29.625</text:p>
              </table:table-cell>
              <table:table-cell office:value-type="float" office:value="19.75">
                <text:p>19.75</text:p>
              </table:table-cell>
              <table:table-cell office:value-type="float" office:value="9.875">
                <text:p>9.875</text:p>
              </table:table-cell>
              <table:table-cell office:value-type="float" office:value="-9.875">
                <text:p>-9.875</text:p>
              </table:table-cell>
              <table:table-cell office:value-type="float" office:value="-9.875">
                <text:p>-9.875</text:p>
              </table:table-cell>
              <table:table-cell office:value-type="float" office:value="-19.75">
                <text:p>-19.75</text:p>
              </table:table-cell>
              <table:table-cell office:value-type="float" office:value="-29.625">
                <text:p>-29.625</text:p>
              </table:table-cell>
              <table:table-cell office:value-type="float" office:value="-39.5">
                <text:p>-39.5</text:p>
              </table:table-cell>
              <table:table-cell office:value-type="float" office:value="-49.375">
                <text:p>-49.375</text:p>
              </table:table-cell>
              <table:table-cell office:value-type="float" office:value="-59.25">
                <text:p>-59.25</text:p>
              </table:table-cell>
              <table:table-cell office:value-type="float" office:value="-69.125">
                <text:p>-69.12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73">
                <text:p>73</text:p>
              </table:table-cell>
              <table:table-cell office:value-type="float" office:value="63.875">
                <text:p>63.875</text:p>
              </table:table-cell>
              <table:table-cell office:value-type="float" office:value="54.75">
                <text:p>54.75</text:p>
              </table:table-cell>
              <table:table-cell office:value-type="float" office:value="45.625">
                <text:p>45.625</text:p>
              </table:table-cell>
              <table:table-cell office:value-type="float" office:value="36.5">
                <text:p>36.5</text:p>
              </table:table-cell>
              <table:table-cell office:value-type="float" office:value="27.375">
                <text:p>27.375</text:p>
              </table:table-cell>
              <table:table-cell office:value-type="float" office:value="18.25">
                <text:p>18.25</text:p>
              </table:table-cell>
              <table:table-cell office:value-type="float" office:value="9.125">
                <text:p>9.125</text:p>
              </table:table-cell>
              <table:table-cell office:value-type="float" office:value="-9.125">
                <text:p>-9.125</text:p>
              </table:table-cell>
              <table:table-cell office:value-type="float" office:value="-9.125">
                <text:p>-9.125</text:p>
              </table:table-cell>
              <table:table-cell office:value-type="float" office:value="-18.25">
                <text:p>-18.25</text:p>
              </table:table-cell>
              <table:table-cell office:value-type="float" office:value="-27.375">
                <text:p>-27.375</text:p>
              </table:table-cell>
              <table:table-cell office:value-type="float" office:value="-36.5">
                <text:p>-36.5</text:p>
              </table:table-cell>
              <table:table-cell office:value-type="float" office:value="-45.625">
                <text:p>-45.625</text:p>
              </table:table-cell>
              <table:table-cell office:value-type="float" office:value="-54.75">
                <text:p>-54.75</text:p>
              </table:table-cell>
              <table:table-cell office:value-type="float" office:value="-63.875">
                <text:p>-63.875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68">
                <text:p>68</text:p>
              </table:table-cell>
              <table:table-cell office:value-type="float" office:value="59.5">
                <text:p>59.5</text:p>
              </table:table-cell>
              <table:table-cell office:value-type="float" office:value="51">
                <text:p>51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25.5">
                <text:p>25.5</text:p>
              </table:table-cell>
              <table:table-cell office:value-type="float" office:value="17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-8.5">
                <text:p>-8.5</text:p>
              </table:table-cell>
              <table:table-cell office:value-type="float" office:value="-8.5">
                <text:p>-8.5</text:p>
              </table:table-cell>
              <table:table-cell office:value-type="float" office:value="-17">
                <text:p>-17</text:p>
              </table:table-cell>
              <table:table-cell office:value-type="float" office:value="-25.5">
                <text:p>-25.5</text:p>
              </table:table-cell>
              <table:table-cell office:value-type="float" office:value="-34">
                <text:p>-34</text:p>
              </table:table-cell>
              <table:table-cell office:value-type="float" office:value="-42.5">
                <text:p>-42.5</text:p>
              </table:table-cell>
              <table:table-cell office:value-type="float" office:value="-51">
                <text:p>-51</text:p>
              </table:table-cell>
              <table:table-cell office:value-type="float" office:value="-59.5">
                <text:p>-59.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32">
                <text:p>-32</text:p>
              </table:table-cell>
              <table:table-cell office:value-type="float" office:value="-40">
                <text:p>-40</text:p>
              </table:table-cell>
              <table:table-cell office:value-type="float" office:value="-48">
                <text:p>-48</text:p>
              </table:table-cell>
              <table:table-cell office:value-type="float" office:value="-56">
                <text:p>-5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52.5">
                <text:p>52.5</text:p>
              </table:table-cell>
              <table:table-cell office:value-type="float" office:value="45">
                <text:p>45</text:p>
              </table:table-cell>
              <table:table-cell office:value-type="float" office:value="37.5">
                <text:p>37.5</text:p>
              </table:table-cell>
              <table:table-cell office:value-type="float" office:value="30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-7.5">
                <text:p>-7.5</text:p>
              </table:table-cell>
              <table:table-cell office:value-type="float" office:value="-7.5">
                <text:p>-7.5</text:p>
              </table:table-cell>
              <table:table-cell office:value-type="float" office:value="-15">
                <text:p>-15</text:p>
              </table:table-cell>
              <table:table-cell office:value-type="float" office:value="-22.5">
                <text:p>-22.5</text:p>
              </table:table-cell>
              <table:table-cell office:value-type="float" office:value="-30">
                <text:p>-30</text:p>
              </table:table-cell>
              <table:table-cell office:value-type="float" office:value="-37.5">
                <text:p>-37.5</text:p>
              </table:table-cell>
              <table:table-cell office:value-type="float" office:value="-45">
                <text:p>-45</text:p>
              </table:table-cell>
              <table:table-cell office:value-type="float" office:value="-52.5">
                <text:p>-52.5</text:p>
              </table:table-cell>
              <table:table-cell office:value-type="float" office:value="-60">
                <text:p>-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